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6.8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2.154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66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0066ff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0066ff" fo:border-left="none" fo:border-right="none" fo:border-top="0.002cm solid #000000"/>
    </style:style>
    <style:style style:name="ce6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0066ff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ackground-color="#0066ff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fo:border="0.002cm solid #000000"/>
    </style:style>
    <style:style style:name="ce10" style:family="table-cell" style:parent-style-name="Default">
      <style:table-cell-properties fo:wrap-option="wrap" fo:border="0.002cm solid #000000" style:vertical-align="middle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12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5" table:number-rows-spanned="1">
            <text:p>BACKLOG</text:p>
          </table:table-cell>
          <table:covered-table-cell table:number-columns-repeated="3" table:style-name="ce5"/>
          <table:covered-table-cell table:style-name="ce7"/>
          <table:table-cell table:number-columns-repeated="2"/>
        </table:table-row>
        <table:table-row table:style-name="ro3">
          <table:table-cell table:style-name="ce2" office:value-type="string">
            <text:p>Task Code</text:p>
          </table:table-cell>
          <table:table-cell table:style-name="ce6" office:value-type="string">
            <text:p>Epic</text:p>
          </table:table-cell>
          <table:table-cell table:style-name="ce6" office:value-type="string">
            <text:p>User Story</text:p>
          </table:table-cell>
          <table:table-cell table:style-name="ce6" office:value-type="string">
            <text:p>For</text:p>
          </table:table-cell>
          <table:table-cell table:style-name="ce8" office:value-type="string">
            <text:p>Wants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Usuarios</text:p>
          </table:table-cell>
          <table:table-cell office:value-type="string">
            <text:p>Registrarse</text:p>
          </table:table-cell>
          <table:table-cell office:value-type="string">
            <text:p>Usuario</text:p>
          </table:table-cell>
          <table:table-cell office:value-type="string">
            <text:p>Poder registrarse en el sistema. Tendrá que introducir correo (único) y contraseña.</text:p>
          </table:table-cell>
          <table:table-cell table:number-columns-repeated="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Usuarios</text:p>
          </table:table-cell>
          <table:table-cell office:value-type="string">
            <text:p>Login</text:p>
          </table:table-cell>
          <table:table-cell office:value-type="string">
            <text:p>Usuario, Admin</text:p>
          </table:table-cell>
          <table:table-cell office:value-type="string">
            <text:p>Poder autenticarse en la aplicación para poder subir su puntuación más reciente. Se requiere correo y contraseña.</text:p>
          </table:table-cell>
          <table:table-cell table:number-columns-repeated="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Usuarios</text:p>
          </table:table-cell>
          <table:table-cell office:value-type="string">
            <text:p>Logout</text:p>
          </table:table-cell>
          <table:table-cell office:value-type="string">
            <text:p>Usuario, Admin</text:p>
          </table:table-cell>
          <table:table-cell table:style-name="ce10" office:value-type="string">
            <text:p>Hacer logout de la aplicación.</text:p>
          </table:table-cell>
          <table:table-cell table:number-columns-repeated="2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Usuarios</text:p>
          </table:table-cell>
          <table:table-cell office:value-type="string">
            <text:p>Ver puntuaciones</text:p>
          </table:table-cell>
          <table:table-cell office:value-type="string">
            <text:p>Usuario, Admin</text:p>
          </table:table-cell>
          <table:table-cell table:style-name="ce11" office:value-type="string">
            <text:p>Poder visualizar una tabla con todas las puntuaciones, pudiendo filtrar por modo, jugador y puntuación. En la tabla salen nickname del usuario, puntuación, modo y fecha.</text:p>
          </table:table-cell>
          <table:table-cell table:number-columns-repeated="2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Usuarios</text:p>
          </table:table-cell>
          <table:table-cell office:value-type="string">
            <text:p>Subir puntuación</text:p>
          </table:table-cell>
          <table:table-cell office:value-type="string">
            <text:p>Usuario</text:p>
          </table:table-cell>
          <table:table-cell office:value-type="string">
            <text:p>Enviar una puntuación a la base de datos. Debe estar logeado en la aplicación. La puntuación se compone por el número de puntos, el modo en el que se ha conseguido la puntuación y un nickname que quiera poner el usuario.</text:p>
          </table:table-cell>
          <table:table-cell table:number-columns-repeated="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Usuarios</text:p>
          </table:table-cell>
          <table:table-cell office:value-type="string">
            <text:p>Eliminar puntuación</text:p>
          </table:table-cell>
          <table:table-cell office:value-type="string">
            <text:p>Admin</text:p>
          </table:table-cell>
          <table:table-cell office:value-type="string">
            <text:p>Eliminar una puntuación de la base de datos. Se podrán eliminar varias (por ejemplo: si un jugador ha hecho trampas y queremos quitarle todas sus puntuaciones).</text:p>
          </table:table-cell>
          <table:table-cell/>
          <table:table-cell table:style-name="ce12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Usuarios</text:p>
          </table:table-cell>
          <table:table-cell office:value-type="string">
            <text:p>Modificar puntuación</text:p>
          </table:table-cell>
          <table:table-cell office:value-type="string">
            <text:p>Admin</text:p>
          </table:table-cell>
          <table:table-cell table:style-name="ce10" office:value-type="string">
            <text:p>Modificar alguna puntuación.</text:p>
          </table:table-cell>
          <table:table-cell table:number-columns-repeated="2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Usuarios</text:p>
          </table:table-cell>
          <table:table-cell office:value-type="string">
            <text:p>Cambiar contraseña</text:p>
          </table:table-cell>
          <table:table-cell office:value-type="string">
            <text:p>Usuario, Admin</text:p>
          </table:table-cell>
          <table:table-cell office:value-type="string">
            <text:p>Modificar la contraseña del usuario ya logado en la aplicación.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office:value-type="string">
            <text:p>Usuarios</text:p>
          </table:table-cell>
          <table:table-cell office:value-type="string">
            <text:p>Eliminar usuario</text:p>
          </table:table-cell>
          <table:table-cell office:value-type="string">
            <text:p>Admin</text:p>
          </table:table-cell>
          <table:table-cell office:value-type="string">
            <text:p>Eliminar un usuario de la base de datos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9/04/2021</text:date>, <text:time>15:0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16S</meta:editing-duration>
    <meta:editing-cycles>4</meta:editing-cycles>
    <meta:generator>OpenOffice/4.1.9$Win32 OpenOffice.org_project/419m1$Build-9805</meta:generator>
    <dc:date>2021-04-29T15:01:32.99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